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02cm" svg:stroke-color="#999999" draw:marker-start-width="0.508cm" draw:marker-end-width="0.508cm" draw:fill="solid" draw:fill-color="#ffa433" draw:textarea-horizontal-align="justify" draw:textarea-vertical-align="middle" draw:auto-grow-height="false" fo:padding-top="0.175cm" fo:padding-bottom="0.175cm" fo:padding-left="0.3cm" fo:padding-right="0.3cm" draw:shadow="visible" draw:shadow-offset-x="0.102cm" draw:shadow-offset-y="0.102cm" draw:shadow-color="#b2b2b2"/>
    </style:style>
    <style:style style:name="gr2" style:family="graphic" style:parent-style-name="standard">
      <style:graphic-properties draw:fill="solid" draw:fill-color="#808080" draw:textarea-horizontal-align="justify" draw:textarea-vertical-align="middle" draw:auto-grow-height="false" draw:shadow="visible" draw:shadow-offset-x="0.102cm" draw:shadow-offset-y="0.102cm" draw:shadow-color="#b2b2b2"/>
    </style:style>
    <style:style style:name="gr3" style:family="graphic" style:parent-style-name="standard">
      <style:graphic-properties svg:stroke-width="0.102cm" svg:stroke-color="#999999" draw:marker-start-width="0.508cm" draw:marker-end-width="0.508cm" draw:fill="solid" draw:fill-color="#b5cf29" draw:textarea-horizontal-align="justify" draw:textarea-vertical-align="middle" draw:auto-grow-height="false" fo:padding-top="0.175cm" fo:padding-bottom="0.175cm" fo:padding-left="0.3cm" fo:padding-right="0.3cm" draw:shadow="visible" draw:shadow-offset-x="0.102cm" draw:shadow-offset-y="0.102cm" draw:shadow-color="#b2b2b2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weight="bold" style:font-weight-asian="bold" style:font-weight-complex="bold"/>
    </style:style>
    <style:style style:name="P3" style:family="paragraph">
      <style:paragraph-properties fo:text-align="start"/>
    </style:style>
    <style:style style:name="T1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7.239cm" svg:height="3.81cm" svg:x="4.551cm" svg:y="8.685cm">
          <text:p text:style-name="P1">Chemical Editor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3.937cm" svg:height="1.651cm" svg:x="12.833cm" svg:y="9.70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1" draw:layer="layout" svg:width="3.937cm" svg:height="1.651cm" draw:transform="rotate (0.569326402000443) translate (12.156cm 7.802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1" draw:layer="layout" svg:width="3.937cm" svg:height="1.651cm" draw:transform="rotate (0.569326402000443) translate (12.156cm 13.9cm)">
          <text:p/>
          <draw:enhanced-geometry svg:viewBox="0 0 21600 21600" draw:text-areas="0 ?f0 ?f5 ?f2" draw:mirror-vertical="tru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1" draw:layer="layout" svg:width="6.223cm" svg:height="3.048cm" svg:x="16.743cm" svg:y="4.611cm">
          <text:p text:style-name="P3">Protonation:</text:p>
          <text:p text:style-name="P3"><text:s text:c="2"/><text:span text:style-name="T1">- pKa calculation</text:span></text:p>
          <text:p text:style-name="P3"><text:span text:style-name="T1"><text:s text:c="2"/></text:span><text:span text:style-name="T1">- Microspecies </text:span></text:p>
          <text:p text:style-name="P3"><text:span text:style-name="T1"><text:s text:c="4"/></text:span><text:span text:style-name="T1">distribu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6.223cm" svg:height="3.048cm" svg:x="17.405cm" svg:y="9.039cm">
          <text:p text:style-name="P1">Tautomer</text:p>
          <text:p text:style-name="P1">Distribu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6.223cm" svg:height="3.048cm" svg:x="16.743cm" svg:y="13.511cm">
          <text:p text:style-name="P1">Steroisomer</text:p>
          <text:p text:style-name="P1">Genera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9-12T10:02:12.75</meta:creation-date>
    <dc:date>2014-09-12T10:31:38.46</dc:date>
    <meta:editing-duration>PT13M22S</meta:editing-duration>
    <meta:editing-cycles>6</meta:editing-cycles>
    <meta:generator>OpenOffice/4.0.1$Win32 OpenOffice.org_project/401m5$Build-9714</meta:generator>
    <meta:document-statistic meta:object-count="7"/>
  </office:meta>
</office:document-meta>
</file>